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fieldname</text:p>
          </table:table-cell>
          <table:table-cell table:style-name="ce1" office:value-type="string" calcext:value-type="string">
            <text:p>slug</text:p>
          </table:table-cell>
          <table:table-cell table:style-name="ce1" office:value-type="string" calcext:value-type="string">
            <text:p>scope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contact</text:p>
          </table:table-cell>
          <table:table-cell table:formula="of:=COM.MICROSOFT.CONCAT([.B2]; &quot;_&quot;;&quot;comments&quot;)" office:value-type="string" office:string-value="contact_comments" calcext:value-type="string">
            <text:p>contact_comments</text:p>
          </table:table-cell>
          <table:table-cell office:value-type="string" calcext:value-type="string">
            <text:p>field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data</text:p>
          </table:table-cell>
          <table:table-cell table:formula="of:=COM.MICROSOFT.CONCAT([.B3]; &quot;_&quot;;&quot;comments&quot;)" office:value-type="string" office:string-value="data_comments" calcext:value-type="string">
            <text:p>data_comments</text:p>
          </table:table-cell>
          <table:table-cell office:value-type="string" calcext:value-type="string">
            <text:p>section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legal</text:p>
          </table:table-cell>
          <table:table-cell table:formula="of:=COM.MICROSOFT.CONCAT([.B4]; &quot;_&quot;;&quot;comments&quot;)" office:value-type="string" office:string-value="legal_comments" calcext:value-type="string">
            <text:p>legal_comments</text:p>
          </table:table-cell>
          <table:table-cell office:value-type="string" calcext:value-type="string">
            <text:p>field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has_restrictions</text:p>
          </table:table-cell>
          <table:table-cell table:formula="of:=COM.MICROSOFT.CONCAT([.B5]; &quot;_&quot;;&quot;comments&quot;)" office:value-type="string" office:string-value="has_restrictions_comments" calcext:value-type="string">
            <text:p>has_restrictions_comments</text:p>
          </table:table-cell>
          <table:table-cell office:value-type="string" calcext:value-type="string">
            <text:p>field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has_pricing</text:p>
          </table:table-cell>
          <table:table-cell table:formula="of:=COM.MICROSOFT.CONCAT([.B6]; &quot;_&quot;;&quot;comments&quot;)" office:value-type="string" office:string-value="has_pricing_comments" calcext:value-type="string">
            <text:p>has_pricing_comments</text:p>
          </table:table-cell>
          <table:table-cell office:value-type="string" calcext:value-type="string">
            <text:p>field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has_compliance</text:p>
          </table:table-cell>
          <table:table-cell table:formula="of:=COM.MICROSOFT.CONCAT([.B7]; &quot;_&quot;;&quot;comments&quot;)" office:value-type="string" office:string-value="has_compliance_comments" calcext:value-type="string">
            <text:p>has_compliance_comments</text:p>
          </table:table-cell>
          <table:table-cell office:value-type="string" calcext:value-type="string">
            <text:p>field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has_documentation</text:p>
          </table:table-cell>
          <table:table-cell table:formula="of:=COM.MICROSOFT.CONCAT([.B8]; &quot;_&quot;;&quot;comments&quot;)" office:value-type="string" office:string-value="has_documentation_comments" calcext:value-type="string">
            <text:p>has_documentation_comments</text:p>
          </table:table-cell>
          <table:table-cell office:value-type="string" calcext:value-type="string">
            <text:p>field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has_missing_data</text:p>
          </table:table-cell>
          <table:table-cell table:formula="of:=COM.MICROSOFT.CONCAT([.B9]; &quot;_&quot;;&quot;comments&quot;)" office:value-type="string" office:string-value="has_missing_data_comments" calcext:value-type="string">
            <text:p>has_missing_data_comments</text:p>
          </table:table-cell>
          <table:table-cell office:value-type="string" calcext:value-type="string">
            <text:p>field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temporal_scale</text:p>
          </table:table-cell>
          <table:table-cell table:formula="of:=COM.MICROSOFT.CONCAT([.B10]; &quot;_&quot;;&quot;comments&quot;)" office:value-type="string" office:string-value="temporal_scale_comments" calcext:value-type="string">
            <text:p>temporal_scale_comments</text:p>
          </table:table-cell>
          <table:table-cell office:value-type="string" calcext:value-type="string">
            <text:p>field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update_frequency</text:p>
          </table:table-cell>
          <table:table-cell table:formula="of:=COM.MICROSOFT.CONCAT([.B11]; &quot;_&quot;;&quot;comments&quot;)" office:value-type="string" office:string-value="update_frequency_comments" calcext:value-type="string">
            <text:p>update_frequency_comments</text:p>
          </table:table-cell>
          <table:table-cell office:value-type="string" calcext:value-type="string">
            <text:p>field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geospatial</text:p>
          </table:table-cell>
          <table:table-cell table:formula="of:=COM.MICROSOFT.CONCAT([.B12]; &quot;_&quot;;&quot;comments&quot;)" office:value-type="string" office:string-value="geospatial_comments" calcext:value-type="string">
            <text:p>geospatial_comments</text:p>
          </table:table-cell>
          <table:table-cell office:value-type="string" calcext:value-type="string">
            <text:p>section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technical</text:p>
          </table:table-cell>
          <table:table-cell table:formula="of:=COM.MICROSOFT.CONCAT([.B13]; &quot;_&quot;;&quot;comments&quot;)" office:value-type="string" office:string-value="technical_comments" calcext:value-type="string">
            <text:p>technical_comments</text:p>
          </table:table-cell>
          <table:table-cell office:value-type="string" calcext:value-type="string">
            <text:p>section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general</text:p>
          </table:table-cell>
          <table:table-cell table:formula="of:=COM.MICROSOFT.CONCAT([.B14]; &quot;_&quot;;&quot;comments&quot;)" office:value-type="string" office:string-value="general_comments" calcext:value-type="string">
            <text:p>general_comments</text:p>
          </table:table-cell>
          <table:table-cell office:value-type="string" calcext:value-type="string">
            <text:p>gener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P0" style:volatile="true">
      <number:number number:decimal-places="0" loext:min-decimal-places="0" number:min-integer-digits="1" number:grouping="true"/>
      <number:text> €</number:text>
    </number:number-style>
    <number:number-style style:name="N12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  </number:text>
    </number:number-style>
    <number:number-style style:name="N135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8P2" style:volatile="true">
      <loext:text> </loext:text>
      <loext:fill-character> </loext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9T23:01:07.187182118</meta:creation-date>
    <meta:generator>LibreOffice/6.4.7.2$Linux_X86_64 LibreOffice_project/40$Build-2</meta:generator>
    <dc:date>2021-12-19T23:10:55.625948488</dc:date>
    <meta:editing-duration>PT9M48S</meta:editing-duration>
    <meta:editing-cycles>1</meta:editing-cycles>
    <meta:document-statistic meta:table-count="1" meta:cell-count="56" meta:object-count="0"/>
  </office:meta>
</office:document-meta>
</file>